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7" table:number-columns-repeated="16380"/>
        </table:table-row>
        <table:table-row table:style-name="ro2" table:number-rows-repeated="1048451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00/00/00</text:date>, <text:time style:data-style-name="N2" text:time-value="16:48:02.46481663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18T17:17:39.489939198</dc:date>
    <meta:editing-duration>PT20H59M12S</meta:editing-duration>
    <meta:editing-cycles>269</meta:editing-cycles>
    <meta:document-statistic meta:table-count="1" meta:cell-count="496" meta:object-count="0"/>
  </office:meta>
</office:document-meta>
</file>